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9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2-0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84363636364" calcext:value-type="float">
            <text:p>4.18684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226307692308" calcext:value-type="float">
            <text:p>4.33226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6915862069" calcext:value-type="float">
            <text:p>4.3246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65627586207" calcext:value-type="float">
            <text:p>4.2786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3872" calcext:value-type="float">
            <text:p>4.13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3664" calcext:value-type="float">
            <text:p>3.9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4764137931" calcext:value-type="float">
            <text:p>3.8774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6296" calcext:value-type="float">
            <text:p>4.09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43862068966" calcext:value-type="float">
            <text:p>4.1794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2016" calcext:value-type="float">
            <text:p>4.22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49785714286" calcext:value-type="float">
            <text:p>4.25549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9904" calcext:value-type="float">
            <text:p>4.29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28670967742" calcext:value-type="float">
            <text:p>4.6782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9144" calcext:value-type="float">
            <text:p>4.69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96683870968" calcext:value-type="float">
            <text:p>4.6999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0048" calcext:value-type="float">
            <text:p>4.71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88774193548" calcext:value-type="float">
            <text:p>4.988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13806451613" calcext:value-type="float">
            <text:p>5.0621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73556" calcext:value-type="float">
            <text:p>5.20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596051612903" calcext:value-type="float">
            <text:p>5.435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14064" calcext:value-type="float">
            <text:p>5.46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12696774194" calcext:value-type="float">
            <text:p>5.5141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79457142857" calcext:value-type="float">
            <text:p>5.6497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48696774194" calcext:value-type="float">
            <text:p>5.727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42683870968" calcext:value-type="float">
            <text:p>6.0944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416" calcext:value-type="float">
            <text:p>6.1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906529032258" calcext:value-type="float">
            <text:p>6.139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7352" calcext:value-type="float">
            <text:p>6.16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42503225806" calcext:value-type="float">
            <text:p>6.1414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17470967742" calcext:value-type="float">
            <text:p>6.068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7808" calcext:value-type="float">
            <text:p>5.96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68438709677" calcext:value-type="float">
            <text:p>5.9796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7632" calcext:value-type="float">
            <text:p>6.00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424477419355" calcext:value-type="float">
            <text:p>6.0142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97914285714" calcext:value-type="float">
            <text:p>6.0379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75251612903" calcext:value-type="float">
            <text:p>6.057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780438709677" calcext:value-type="float">
            <text:p>6.1778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2144" calcext:value-type="float">
            <text:p>6.2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10967741936" calcext:value-type="float">
            <text:p>6.236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8432" calcext:value-type="float">
            <text:p>6.26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580877419355" calcext:value-type="float">
            <text:p>6.335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0304" calcext:value-type="float">
            <text:p>6.2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283019354839" calcext:value-type="float">
            <text:p>6.322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17272" calcext:value-type="float">
            <text:p>6.3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69883870968" calcext:value-type="float">
            <text:p>6.365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28585714286" calcext:value-type="float">
            <text:p>6.36928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80464516129" calcext:value-type="float">
            <text:p>6.3888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06193548387" calcext:value-type="float">
            <text:p>6.4440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4608" calcext:value-type="float">
            <text:p>6.45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41122580645" calcext:value-type="float">
            <text:p>6.4734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86688" calcext:value-type="float">
            <text:p>6.46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43277419355" calcext:value-type="float">
            <text:p>6.3754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25367741936" calcext:value-type="float">
            <text:p>6.245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5036" calcext:value-type="float">
            <text:p>6.137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23974193548" calcext:value-type="float">
            <text:p>6.281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62348387097" calcext:value-type="float">
            <text:p>6.4756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33751724138" calcext:value-type="float">
            <text:p>6.49733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49212903226" calcext:value-type="float">
            <text:p>6.5184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231509677419" calcext:value-type="float">
            <text:p>6.552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5096" calcext:value-type="float">
            <text:p>6.56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586335483871" calcext:value-type="float">
            <text:p>6.5758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0392" calcext:value-type="float">
            <text:p>6.5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133780645161" calcext:value-type="float">
            <text:p>6.4513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867174193548" calcext:value-type="float">
            <text:p>6.308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5492" calcext:value-type="float">
            <text:p>6.324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24361290323" calcext:value-type="float">
            <text:p>6.3982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5264" calcext:value-type="float">
            <text:p>6.4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885083870968" calcext:value-type="float">
            <text:p>6.438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30428571429" calcext:value-type="float">
            <text:p>6.4623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381316129032" calcext:value-type="float">
            <text:p>6.4938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56309677419" calcext:value-type="float">
            <text:p>6.631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4304" calcext:value-type="float">
            <text:p>6.66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211819354839" calcext:value-type="float">
            <text:p>6.7221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99864" calcext:value-type="float">
            <text:p>6.79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52516129032" calcext:value-type="float">
            <text:p>6.856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2344516129" calcext:value-type="float">
            <text:p>6.7182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0504" calcext:value-type="float">
            <text:p>6.67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433341935484" calcext:value-type="float">
            <text:p>6.674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2232" calcext:value-type="float">
            <text:p>6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1083870968" calcext:value-type="float">
            <text:p>6.6903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06857142857" calcext:value-type="float">
            <text:p>6.6990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7775483871" calcext:value-type="float">
            <text:p>6.712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95238709677" calcext:value-type="float">
            <text:p>6.5999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4" calcext:value-type="float">
            <text:p>6.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204606451613" calcext:value-type="float">
            <text:p>6.6120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4448" calcext:value-type="float">
            <text:p>6.58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12206451613" calcext:value-type="float">
            <text:p>6.4581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453058064516" calcext:value-type="float">
            <text:p>6.3345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988" calcext:value-type="float">
            <text:p>6.17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34735483871" calcext:value-type="float">
            <text:p>6.257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2648" calcext:value-type="float">
            <text:p>6.28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50116129032" calcext:value-type="float">
            <text:p>6.283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5738" calcext:value-type="float">
            <text:p>6.285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86670967742" calcext:value-type="float">
            <text:p>6.2708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04309677419" calcext:value-type="float">
            <text:p>5.900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8808" calcext:value-type="float">
            <text:p>5.87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94193548387" calcext:value-type="float">
            <text:p>5.8649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9904" calcext:value-type="float">
            <text:p>5.81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914116129032" calcext:value-type="float">
            <text:p>5.689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04619354839" calcext:value-type="float">
            <text:p>5.3840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68096" calcext:value-type="float">
            <text:p>5.15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954683870968" calcext:value-type="float">
            <text:p>5.1495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7032" calcext:value-type="float">
            <text:p>5.14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96387096774" calcext:value-type="float">
            <text:p>5.130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49393103448" calcext:value-type="float">
            <text:p>5.14749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07896774194" calcext:value-type="float">
            <text:p>5.130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55767741935" calcext:value-type="float">
            <text:p>4.8675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25174193548" calcext:value-type="float">
            <text:p>4.8532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28504" calcext:value-type="float">
            <text:p>4.8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390838709677" calcext:value-type="float">
            <text:p>4.723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54361290323" calcext:value-type="float">
            <text:p>4.6075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6588" calcext:value-type="float">
            <text:p>4.610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70606451613" calcext:value-type="float">
            <text:p>4.6537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472" calcext:value-type="float">
            <text:p>4.6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8242857143" calcext:value-type="float">
            <text:p>4.68178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05419354839" calcext:value-type="float">
            <text:p>4.6860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452" calcext:value-type="float">
            <text:p>4.7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59036" calcext:value-type="float">
            <text:p>4.765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20864516129" calcext:value-type="float">
            <text:p>4.772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8624" calcext:value-type="float">
            <text:p>4.79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71225806452" calcext:value-type="float">
            <text:p>4.764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91135483871" calcext:value-type="float">
            <text:p>4.6739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6332" calcext:value-type="float">
            <text:p>4.83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789587096774" calcext:value-type="float">
            <text:p>4.9678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6184" calcext:value-type="float">
            <text:p>4.99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8516129032" calcext:value-type="float">
            <text:p>5.0505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46628571429" calcext:value-type="float">
            <text:p>5.0914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42658064516" calcext:value-type="float">
            <text:p>5.121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20593548387" calcext:value-type="float">
            <text:p>5.3102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2812" calcext:value-type="float">
            <text:p>5.323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606477419355" calcext:value-type="float">
            <text:p>5.336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938" calcext:value-type="float">
            <text:p>5.34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02606451613" calcext:value-type="float">
            <text:p>5.3090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87522580645" calcext:value-type="float">
            <text:p>5.2328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5176" calcext:value-type="float">
            <text:p>5.23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48748387097" calcext:value-type="float">
            <text:p>5.387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7832" calcext:value-type="float">
            <text:p>5.40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06348387097" calcext:value-type="float">
            <text:p>5.424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062" calcext:value-type="float">
            <text:p>5.44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0683870968" calcext:value-type="float">
            <text:p>5.4772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015585714286" calcext:value-type="float">
            <text:p>5.71015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022133333333" calcext:value-type="float">
            <text:p>5.7502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296344827586" calcext:value-type="float">
            <text:p>5.8429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34457142857" calcext:value-type="float">
            <text:p>5.8593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19806896552" calcext:value-type="float">
            <text:p>5.7231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4244" calcext:value-type="float">
            <text:p>5.605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99490909091" calcext:value-type="float">
            <text:p>5.9859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8336" calcext:value-type="float">
            <text:p>5.98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0528" calcext:value-type="float">
            <text:p>5.9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337379310345" calcext:value-type="float">
            <text:p>6.32337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43644444444" calcext:value-type="float">
            <text:p>6.34243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606971428572" calcext:value-type="float">
            <text:p>6.43606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98322580645" calcext:value-type="float">
            <text:p>6.858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5648" calcext:value-type="float">
            <text:p>6.90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44232258065" calcext:value-type="float">
            <text:p>6.9434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2672" calcext:value-type="float">
            <text:p>6.98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66658064516" calcext:value-type="float">
            <text:p>7.041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48658064516" calcext:value-type="float">
            <text:p>7.1254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5888" calcext:value-type="float">
            <text:p>7.09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902890322581" calcext:value-type="float">
            <text:p>7.2490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9972" calcext:value-type="float">
            <text:p>7.368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95058064516" calcext:value-type="float">
            <text:p>7.4089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19371428571" calcext:value-type="float">
            <text:p>7.4281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86374193548" calcext:value-type="float">
            <text:p>7.463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19664516129" calcext:value-type="float">
            <text:p>7.620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0576" calcext:value-type="float">
            <text:p>7.64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92490322581" calcext:value-type="float">
            <text:p>7.686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1296" calcext:value-type="float">
            <text:p>7.71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56722580645" calcext:value-type="float">
            <text:p>7.721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28516129032" calcext:value-type="float">
            <text:p>7.603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6176" calcext:value-type="float">
            <text:p>7.43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882335483871" calcext:value-type="float">
            <text:p>7.3988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116" calcext:value-type="float">
            <text:p>7.4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94361290323" calcext:value-type="float">
            <text:p>7.4269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69085714286" calcext:value-type="float">
            <text:p>7.4506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71741935484" calcext:value-type="float">
            <text:p>7.460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88748387097" calcext:value-type="float">
            <text:p>7.4448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4184" calcext:value-type="float">
            <text:p>7.4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9375483871" calcext:value-type="float">
            <text:p>7.484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4224" calcext:value-type="float">
            <text:p>7.49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05341935484" calcext:value-type="float">
            <text:p>7.4820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81006451613" calcext:value-type="float">
            <text:p>7.263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25066666667" calcext:value-type="float">
            <text:p>7.0432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05522580645" calcext:value-type="float">
            <text:p>7.0540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36026666667" calcext:value-type="float">
            <text:p>7.48836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10812903226" calcext:value-type="float">
            <text:p>7.510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95881481482" calcext:value-type="float">
            <text:p>7.5209588148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97522580645" calcext:value-type="float">
            <text:p>7.556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36851612903" calcext:value-type="float">
            <text:p>7.5573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9573333333" calcext:value-type="float">
            <text:p>7.57739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22038709678" calcext:value-type="float">
            <text:p>7.6012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8728" calcext:value-type="float">
            <text:p>7.59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21651612903" calcext:value-type="float">
            <text:p>7.484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12361290323" calcext:value-type="float">
            <text:p>7.343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7168" calcext:value-type="float">
            <text:p>7.23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079303225806" calcext:value-type="float">
            <text:p>7.1807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7032" calcext:value-type="float">
            <text:p>7.17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34941935484" calcext:value-type="float">
            <text:p>7.183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78731034483" calcext:value-type="float">
            <text:p>7.20578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6495483871" calcext:value-type="float">
            <text:p>7.212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4232" calcext:value-type="float">
            <text:p>6.9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46372413793" calcext:value-type="float">
            <text:p>6.96846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2088" calcext:value-type="float">
            <text:p>6.97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9848" calcext:value-type="float">
            <text:p>6.5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67613793103" calcext:value-type="float">
            <text:p>6.82867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633793103448" calcext:value-type="float">
            <text:p>6.56633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56855172414" calcext:value-type="float">
            <text:p>6.41456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2312" calcext:value-type="float">
            <text:p>6.44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88882758621" calcext:value-type="float">
            <text:p>6.48088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68984" calcext:value-type="float">
            <text:p>6.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314311111111" calcext:value-type="float">
            <text:p>6.49314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46784" calcext:value-type="float">
            <text:p>6.4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66735483871" calcext:value-type="float">
            <text:p>6.150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1208" calcext:value-type="float">
            <text:p>6.1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28851612903" calcext:value-type="float">
            <text:p>6.1552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686" calcext:value-type="float">
            <text:p>6.123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99664516129" calcext:value-type="float">
            <text:p>6.019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03019354839" calcext:value-type="float">
            <text:p>5.6370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7888" calcext:value-type="float">
            <text:p>5.3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51122580645" calcext:value-type="float">
            <text:p>5.368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0896" calcext:value-type="float">
            <text:p>5.3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59741935484" calcext:value-type="float">
            <text:p>5.357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177342857143" calcext:value-type="float">
            <text:p>5.3717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56851612903" calcext:value-type="float">
            <text:p>5.347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57483870968" calcext:value-type="float">
            <text:p>4.9925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078" calcext:value-type="float">
            <text:p>4.97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88025806452" calcext:value-type="float">
            <text:p>4.965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2756" calcext:value-type="float">
            <text:p>4.94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647612903226" calcext:value-type="float">
            <text:p>4.8664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68348387097" calcext:value-type="float">
            <text:p>4.6696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48" calcext:value-type="float">
            <text:p>4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5016" calcext:value-type="float">
            <text:p>4.59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6916129032" calcext:value-type="float">
            <text:p>4.6177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16842857143" calcext:value-type="float">
            <text:p>4.72216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84825806452" calcext:value-type="float">
            <text:p>4.7098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16" calcext:value-type="float">
            <text:p>4.4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32662068966" calcext:value-type="float">
            <text:p>4.42632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586" calcext:value-type="float">
            <text:p>4.30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51062068966" calcext:value-type="float">
            <text:p>4.37451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74616" calcext:value-type="float">
            <text:p>4.27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8164" calcext:value-type="float">
            <text:p>4.16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5636" calcext:value-type="float">
            <text:p>3.9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6504" calcext:value-type="float">
            <text:p>3.85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9168" calcext:value-type="float">
            <text:p>3.88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12541935484" calcext:value-type="float">
            <text:p>3.8671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02013793103" calcext:value-type="float">
            <text:p>3.86602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3150983043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31225806452" calcext:value-type="float">
            <text:p>3.8503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02" meta:object-count="0"/>
    <meta:user-defined meta:name="AppVersion">3.0</meta:user-defined>
  </office:meta>
</office:document-meta>
</file>